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75cm" draw:marker-end-width="0.375cm" draw:fill="solid" draw:fill-color="#ffffff" draw:textarea-horizontal-align="center" fo:padding-top="0.05cm" fo:padding-bottom="0.05cm" fo:padding-left="0.076cm" fo:padding-right="0.076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5cm" fo:min-width="1.6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6.248cm"/>
    </style:style>
    <style:style style:name="gr4" style:family="graphic" style:parent-style-name="standard">
      <style:graphic-properties svg:stroke-color="#000000" draw:fill="solid" draw:fill-color="#ffffff" draw:textarea-horizontal-align="center"/>
    </style:style>
    <style:style style:name="gr5" style:family="graphic" style:parent-style-name="objectwithoutfill">
      <style:graphic-properties draw:marker-end="Arrow" draw:marker-end-width="0.25cm" draw:fill="none" draw:textarea-horizontal-align="center"/>
    </style:style>
    <style:style style:name="gr6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7" style:family="graphic" style:parent-style-name="objectwithoutfill">
      <style:graphic-properties svg:stroke-width="0.05cm" draw:marker-start-width="0.15cm" draw:marker-end="Arrow" draw:marker-end-width="0.35cm" draw:fill="none" draw:textarea-horizontal-align="center" fo:padding-top="0.05cm" fo:padding-bottom="0.05cm" fo:padding-left="0.076cm" fo:padding-right="0.076cm"/>
    </style:style>
    <style:style style:name="gr8" style:family="graphic" style:parent-style-name="objectwithoutfill">
      <style:graphic-properties svg:stroke-width="0.05cm" draw:marker-start="Arrow" draw:marker-start-width="0.35cm" draw:marker-end="" draw:marker-end-width="0.4cm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10" style:family="graphic" style:parent-style-name="objectwithoutfill">
      <style:graphic-properties svg:stroke-width="0.05cm" draw:marker-start-width="0.45cm" draw:marker-end="Arrow" draw:marker-end-width="0.35cm" draw:fill="none" draw:textarea-horizontal-align="center" fo:padding-top="0.05cm" fo:padding-bottom="0.05cm" fo:padding-left="0.076cm" fo:padding-right="0.076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13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draw:fit-to-size="false" fo:padding-top="0.15cm" fo:padding-bottom="0.15cm" fo:padding-left="0.175cm" fo:padding-right="0.1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7" style:family="graphic" style:parent-style-name="standard">
      <style:graphic-properties draw:fill="solid" draw:fill-color="#ffffff" draw:textarea-horizontal-align="left" draw:textarea-vertical-align="top" draw:fit-to-size="false" fo:padding-top="0.178cm" draw:shadow="visible" draw:shadow-offset-x="0.102cm" draw:shadow-offset-y="0.102cm"/>
    </style:style>
    <style:style style:name="gr18" style:family="graphic" style:parent-style-name="standard">
      <style:graphic-properties draw:textarea-horizontal-align="center"/>
    </style:style>
    <style:style style:name="gr19" style:family="graphic" style:parent-style-name="standard">
      <style:graphic-properties draw:fill="solid" draw:fill-color="#cccccc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line-height="150%" fo:text-align="start">
        <style:tab-stops/>
      </style:paragraph-properties>
    </style:style>
    <style:style style:name="P8" style:family="paragraph">
      <style:paragraph-properties fo:line-height="100%" fo:text-align="start">
        <style:tab-stops/>
      </style:paragraph-properties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13.7cm" svg:height="5.6cm" svg:x="4.1cm" svg:y="1.4cm">
          <text:p/>
        </draw:rect>
        <draw:frame draw:style-name="gr2" draw:text-style-name="P1" draw:layer="layout" svg:width="1.75cm" svg:height="0.8cm" svg:x="0.95cm" svg:y="1.05cm">
          <draw:text-box>
            <text:p><text:span text:style-name="T1">MEM</text:span></text:p>
          </draw:text-box>
        </draw:frame>
        <draw:frame draw:style-name="gr3" draw:text-style-name="P3" draw:layer="layout" svg:width="6.35cm" svg:height="0.6cm" svg:x="4.15cm" svg:y="1.4cm">
          <draw:text-box>
            <text:p text:style-name="P2"><text:span text:style-name="T2">MC0 (Memory Channel 0)</text:span></text:p>
          </draw:text-box>
        </draw:frame>
        <draw:rect draw:style-name="gr4" xml:id="id2" draw:id="id2" draw:layer="layout" svg:width="0.501cm" svg:height="0.248cm" draw:transform="rotate (1.5707963267946) translate (5.05cm 5.553cm)">
          <text:p/>
        </draw:rect>
        <draw:connector draw:style-name="gr5" draw:layer="layout" draw:type="line" svg:x1="1.698cm" svg:y1="5.302cm" svg:x2="5.05cm" svg:y2="5.303cm" draw:start-shape="id1" draw:start-glue-point="2" draw:end-shape="id2" draw:end-glue-point="0" svg:d="M1698 5302l3352 1">
          <text:p/>
        </draw:connector>
        <draw:rect draw:style-name="gr4" xml:id="id4" draw:id="id4" draw:layer="layout" svg:width="0.501cm" svg:height="0.248cm" draw:transform="rotate (1.5707963267946) translate (5.05cm 3.853cm)">
          <text:p/>
        </draw:rect>
        <draw:connector draw:style-name="gr6" draw:layer="layout" draw:type="line" svg:x1="1.698cm" svg:y1="3.602cm" svg:x2="5.05cm" svg:y2="3.603cm" draw:start-shape="id3" draw:start-glue-point="2" draw:end-shape="id4" draw:end-glue-point="0" svg:d="M1698 3602l3352 1">
          <text:p/>
        </draw:connector>
        <draw:rect draw:style-name="gr4" xml:id="id5" draw:id="id5" draw:layer="layout" svg:width="0.501cm" svg:height="0.248cm" draw:transform="rotate (1.5707963267946) translate (6.15cm 3.852cm)">
          <text:p/>
        </draw:rect>
        <draw:rect draw:style-name="gr4" xml:id="id6" draw:id="id6" draw:layer="layout" svg:width="0.501cm" svg:height="0.248cm" draw:transform="rotate (1.5707963267946) translate (10.15cm 3.853cm)">
          <text:p/>
        </draw:rect>
        <draw:connector draw:style-name="gr7" draw:layer="layout" draw:type="line" svg:x1="6.398cm" svg:y1="3.602cm" svg:x2="10.15cm" svg:y2="3.603cm" draw:start-shape="id5" draw:start-glue-point="2" draw:end-shape="id6" draw:end-glue-point="0" svg:d="M6398 3602l3752 1">
          <text:p/>
        </draw:connector>
        <draw:rect draw:style-name="gr4" xml:id="id7" draw:id="id7" draw:layer="layout" svg:width="0.501cm" svg:height="0.248cm" draw:transform="rotate (1.5707963267946) translate (6.15cm 5.552cm)">
          <text:p/>
        </draw:rect>
        <draw:rect draw:style-name="gr4" xml:id="id8" draw:id="id8" draw:layer="layout" svg:width="0.501cm" svg:height="0.248cm" draw:transform="rotate (1.5707963267946) translate (10.15cm 5.553cm)">
          <text:p/>
        </draw:rect>
        <draw:connector draw:style-name="gr7" draw:layer="layout" draw:type="line" svg:x1="6.398cm" svg:y1="5.302cm" svg:x2="10.15cm" svg:y2="5.303cm" draw:start-shape="id7" draw:start-glue-point="2" draw:end-shape="id8" draw:end-glue-point="0" svg:d="M6398 5302l3752 1">
          <text:p/>
        </draw:connector>
        <draw:rect draw:style-name="gr4" xml:id="id9" draw:id="id9" draw:layer="layout" svg:width="0.501cm" svg:height="0.248cm" draw:transform="rotate (1.5707963267946) translate (11.15cm 5.952cm)">
          <text:p/>
        </draw:rect>
        <draw:rect draw:style-name="gr4" xml:id="id10" draw:id="id10" draw:layer="layout" svg:width="0.501cm" svg:height="0.248cm" draw:transform="rotate (1.5707963267946) translate (15.05cm 5.953cm)">
          <text:p/>
        </draw:rect>
        <draw:connector draw:style-name="gr8" draw:layer="layout" draw:type="line" svg:x1="11.398cm" svg:y1="5.702cm" svg:x2="15.05cm" svg:y2="5.703cm" draw:start-shape="id9" draw:start-glue-point="2" draw:end-shape="id10" draw:end-glue-point="0" svg:d="M11398 5702l3652 1">
          <text:p/>
        </draw:connector>
        <draw:rect draw:style-name="gr4" xml:id="id11" draw:id="id11" draw:layer="layout" svg:width="0.501cm" svg:height="0.248cm" draw:transform="rotate (1.5707963267946) translate (6.15cm 6.252cm)">
          <text:p/>
        </draw:rect>
        <draw:rect draw:style-name="gr4" xml:id="id12" draw:id="id12" draw:layer="layout" svg:width="0.501cm" svg:height="0.248cm" draw:transform="rotate (1.5707963267946) translate (10.15cm 6.253cm)">
          <text:p/>
        </draw:rect>
        <draw:connector draw:style-name="gr8" draw:layer="layout" draw:type="line" svg:x1="6.398cm" svg:y1="6.002cm" svg:x2="10.15cm" svg:y2="6.003cm" draw:start-shape="id11" draw:start-glue-point="2" draw:end-shape="id12" draw:end-glue-point="0" svg:d="M6398 6002l3752 1">
          <text:p/>
        </draw:connector>
        <draw:rect draw:style-name="gr4" xml:id="id13" draw:id="id13" draw:layer="layout" svg:width="0.501cm" svg:height="0.248cm" draw:transform="rotate (1.5707963267946) translate (6.15cm 3.152cm)">
          <text:p/>
        </draw:rect>
        <draw:rect draw:style-name="gr4" xml:id="id14" draw:id="id14" draw:layer="layout" svg:width="0.501cm" svg:height="0.248cm" draw:transform="rotate (1.5707963267946) translate (10.15cm 3.153cm)">
          <text:p/>
        </draw:rect>
        <draw:connector draw:style-name="gr8" draw:layer="layout" draw:type="line" svg:x1="6.398cm" svg:y1="2.902cm" svg:x2="10.15cm" svg:y2="2.903cm" draw:start-shape="id13" draw:start-glue-point="2" draw:end-shape="id14" draw:end-glue-point="0" svg:d="M6398 2902l3752 1">
          <text:p/>
        </draw:connector>
        <draw:rect draw:style-name="gr4" xml:id="id16" draw:id="id16" draw:layer="layout" svg:width="0.501cm" svg:height="0.248cm" draw:transform="rotate (1.5707963267946) translate (5.05cm 3.153cm)">
          <text:p/>
        </draw:rect>
        <draw:connector draw:style-name="gr9" draw:layer="layout" draw:type="line" svg:x1="1.698cm" svg:y1="2.902cm" svg:x2="5.05cm" svg:y2="2.903cm" draw:start-shape="id15" draw:start-glue-point="2" draw:end-shape="id16" draw:end-glue-point="0" svg:d="M1698 2902l3352 1">
          <text:p/>
        </draw:connector>
        <draw:rect draw:style-name="gr4" xml:id="id18" draw:id="id18" draw:layer="layout" svg:width="0.501cm" svg:height="0.248cm" draw:transform="rotate (1.5707963267946) translate (5.05cm 6.253cm)">
          <text:p/>
        </draw:rect>
        <draw:connector draw:style-name="gr6" draw:layer="layout" draw:type="line" svg:x1="1.698cm" svg:y1="6.002cm" svg:x2="5.05cm" svg:y2="6.003cm" draw:start-shape="id17" draw:start-glue-point="2" draw:end-shape="id18" draw:end-glue-point="0" svg:d="M1698 6002l3352 1">
          <text:p/>
        </draw:connector>
        <draw:rect draw:style-name="gr4" xml:id="id19" draw:id="id19" draw:layer="layout" svg:width="0.501cm" svg:height="0.248cm" draw:transform="rotate (1.5707963267946) translate (11.15cm 3.552cm)">
          <text:p/>
        </draw:rect>
        <draw:rect draw:style-name="gr4" xml:id="id20" draw:id="id20" draw:layer="layout" svg:width="0.501cm" svg:height="0.248cm" draw:transform="rotate (1.5707963267946) translate (15.05cm 3.553cm)">
          <text:p/>
        </draw:rect>
        <draw:connector draw:style-name="gr10" draw:layer="layout" draw:type="line" svg:x1="11.398cm" svg:y1="3.302cm" svg:x2="15.05cm" svg:y2="3.303cm" draw:start-shape="id19" draw:start-glue-point="2" draw:end-shape="id20" draw:end-glue-point="0" svg:d="M11398 3302l3652 1">
          <text:p/>
        </draw:connector>
        <draw:custom-shape draw:style-name="gr11" draw:text-style-name="P4" draw:layer="layout" svg:width="2.8cm" svg:height="0.35cm" svg:x="16.5cm" svg:y="3.8cm">
          <text:p/>
          <draw:enhanced-geometry svg:viewBox="0 0 21600 21600" draw:text-areas="0 ?f0 ?f5 ?f2" draw:type="right-arrow" draw:modifiers="18845.0879007239 5169.230769230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2.75cm" svg:height="0.35cm" svg:x="16.55cm" svg:y="4.9cm">
          <text:p/>
          <draw:enhanced-geometry svg:viewBox="0 0 21600 21600" draw:text-areas="?f5 ?f1 ?f6 ?f3" draw:mirror-horizontal="true" draw:type="left-right-arrow" draw:modifiers="2920.82878953108 5107.6923076923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2" draw:layer="layout" svg:width="1.65cm" svg:height="3.4cm" svg:x="14.9cm" svg:y="2.8cm">
          <text:p>MCC</text:p>
        </draw:rect>
        <draw:rect draw:style-name="gr13" draw:text-style-name="P5" draw:layer="layout" svg:width="0.777cm" svg:height="3.4cm" svg:x="19.224cm" svg:y="2.8cm">
          <text:p text:style-name="P4"><text:span text:style-name="T3">D</text:span></text:p>
          <text:p text:style-name="P4"><text:span text:style-name="T3">D</text:span></text:p>
          <text:p text:style-name="P4"><text:span text:style-name="T3">R</text:span></text:p>
          <text:p text:style-name="P4"><text:span text:style-name="T3">4</text:span></text:p>
        </draw:rect>
        <draw:frame draw:style-name="gr14" draw:text-style-name="P6" draw:layer="layout" svg:width="1.683cm" svg:height="0.445cm" svg:x="2.208cm" svg:y="2.44cm">
          <draw:text-box>
            <text:p text:style-name="P6"><text:span text:style-name="T4">TxP_Axis</text:span></text:p>
          </draw:text-box>
        </draw:frame>
        <draw:frame draw:style-name="gr14" draw:text-style-name="P6" draw:layer="layout" svg:width="1.683cm" svg:height="0.445cm" svg:x="2.208cm" svg:y="3.141cm">
          <draw:text-box>
            <text:p text:style-name="P6"><text:span text:style-name="T4">TxP_Axis</text:span></text:p>
          </draw:text-box>
        </draw:frame>
        <draw:frame draw:style-name="gr14" draw:text-style-name="P6" draw:layer="layout" svg:width="1.721cm" svg:height="0.445cm" svg:x="2.208cm" svg:y="4.84cm">
          <draw:text-box>
            <text:p text:style-name="P6"><text:span text:style-name="T4">RxP_Axis</text:span></text:p>
          </draw:text-box>
        </draw:frame>
        <draw:frame draw:style-name="gr14" draw:text-style-name="P6" draw:layer="layout" svg:width="1.721cm" svg:height="0.445cm" svg:x="2.208cm" svg:y="5.541cm">
          <draw:text-box>
            <text:p text:style-name="P6"><text:span text:style-name="T4">RxP_Axis</text:span></text:p>
          </draw:text-box>
        </draw:frame>
        <draw:frame draw:style-name="gr15" draw:text-style-name="P6" draw:layer="layout" svg:width="1.493cm" svg:height="0.445cm" svg:x="17.209cm" svg:y="3.441cm">
          <draw:text-box>
            <text:p text:style-name="P6"><text:span text:style-name="T4">poDDR4</text:span></text:p>
          </draw:text-box>
        </draw:frame>
        <draw:frame draw:style-name="gr15" draw:text-style-name="P6" draw:layer="layout" svg:width="1.395cm" svg:height="0.445cm" svg:x="17.21cm" svg:y="4.542cm">
          <draw:text-box>
            <text:p text:style-name="P6"><text:span text:style-name="T4">pioDDR</text:span></text:p>
          </draw:text-box>
        </draw:frame>
        <draw:rect draw:style-name="gr4" xml:id="id1" draw:id="id1" draw:layer="layout" svg:width="0.501cm" svg:height="0.248cm" draw:transform="rotate (1.5707963267946) translate (1.45cm 5.552cm)">
          <text:p/>
        </draw:rect>
        <draw:rect draw:style-name="gr4" xml:id="id3" draw:id="id3" draw:layer="layout" svg:width="0.501cm" svg:height="0.248cm" draw:transform="rotate (1.5707963267946) translate (1.45cm 3.852cm)">
          <text:p/>
        </draw:rect>
        <draw:rect draw:style-name="gr4" xml:id="id15" draw:id="id15" draw:layer="layout" svg:width="0.501cm" svg:height="0.248cm" draw:transform="rotate (1.5707963267946) translate (1.45cm 3.152cm)">
          <text:p/>
        </draw:rect>
        <draw:rect draw:style-name="gr4" xml:id="id17" draw:id="id17" draw:layer="layout" svg:width="0.501cm" svg:height="0.248cm" draw:transform="rotate (1.5707963267946) translate (1.45cm 6.252cm)">
          <text:p/>
        </draw:rect>
        <draw:rect draw:style-name="gr12" draw:layer="layout" svg:width="1.65cm" svg:height="2cm" svg:x="4.95cm" svg:y="2.2cm">
          <text:p>DM0</text:p>
        </draw:rect>
        <draw:rect draw:style-name="gr12" draw:layer="layout" svg:width="1.65cm" svg:height="2cm" svg:x="4.95cm" svg:y="4.65cm">
          <text:p>DM1</text:p>
        </draw:rect>
        <draw:rect draw:style-name="gr12" draw:layer="layout" svg:width="1.65cm" svg:height="4.4cm" svg:x="9.9cm" svg:y="2.25cm">
          <text:p>ICT</text:p>
        </draw:rect>
        <draw:frame draw:style-name="gr14" draw:text-style-name="P6" draw:layer="layout" svg:width="1.683cm" svg:height="0.445cm" svg:x="7.309cm" svg:y="2.44cm">
          <draw:text-box>
            <text:p text:style-name="P6"><text:span text:style-name="T4">TxP_Axi4</text:span></text:p>
          </draw:text-box>
        </draw:frame>
        <draw:frame draw:style-name="gr14" draw:text-style-name="P6" draw:layer="layout" svg:width="1.683cm" svg:height="0.445cm" svg:x="7.309cm" svg:y="3.141cm">
          <draw:text-box>
            <text:p text:style-name="P6"><text:span text:style-name="T4">TxP_Axi4</text:span></text:p>
          </draw:text-box>
        </draw:frame>
        <draw:frame draw:style-name="gr14" draw:text-style-name="P6" draw:layer="layout" svg:width="1.721cm" svg:height="0.445cm" svg:x="7.31cm" svg:y="4.84cm">
          <draw:text-box>
            <text:p text:style-name="P6"><text:span text:style-name="T4">RxP_Axi4</text:span></text:p>
          </draw:text-box>
        </draw:frame>
        <draw:frame draw:style-name="gr14" draw:text-style-name="P6" draw:layer="layout" svg:width="1.721cm" svg:height="0.445cm" svg:x="7.31cm" svg:y="5.541cm">
          <draw:text-box>
            <text:p text:style-name="P6"><text:span text:style-name="T4">RxP_Axi4</text:span></text:p>
          </draw:text-box>
        </draw:frame>
        <draw:frame draw:style-name="gr14" draw:text-style-name="P6" draw:layer="layout" svg:width="1.78cm" svg:height="0.445cm" svg:x="12.211cm" svg:y="2.84cm">
          <draw:text-box>
            <text:p text:style-name="P6"><text:span text:style-name="T4">MC0_Axi4</text:span></text:p>
          </draw:text-box>
        </draw:frame>
        <draw:frame draw:style-name="gr14" draw:text-style-name="P6" draw:layer="layout" svg:width="1.78cm" svg:height="0.445cm" svg:x="12.211cm" svg:y="5.241cm">
          <draw:text-box>
            <text:p text:style-name="P6"><text:span text:style-name="T4">MC0_Axi4</text:span></text:p>
          </draw:text-box>
        </draw:frame>
        <draw:rect draw:style-name="gr1" draw:layer="layout" svg:width="13.7cm" svg:height="5.6cm" svg:x="4.114cm" svg:y="7.713cm">
          <text:p/>
        </draw:rect>
        <draw:frame draw:style-name="gr3" draw:text-style-name="P3" draw:layer="layout" svg:width="6.35cm" svg:height="0.6cm" svg:x="4.164cm" svg:y="7.713cm">
          <draw:text-box>
            <text:p text:style-name="P2"><text:span text:style-name="T2">MC1 (Memory Channel 1)</text:span></text:p>
          </draw:text-box>
        </draw:frame>
        <draw:rect draw:style-name="gr4" xml:id="id22" draw:id="id22" draw:layer="layout" svg:width="0.501cm" svg:height="0.248cm" draw:transform="rotate (1.5707963267946) translate (5.064cm 10.166cm)">
          <text:p/>
        </draw:rect>
        <draw:connector draw:style-name="gr6" draw:layer="layout" draw:type="line" svg:x1="1.712cm" svg:y1="9.915cm" svg:x2="5.064cm" svg:y2="9.916cm" draw:start-shape="id21" draw:start-glue-point="2" draw:end-shape="id22" draw:end-glue-point="0" svg:d="M1712 9915l3352 1">
          <text:p/>
        </draw:connector>
        <draw:rect draw:style-name="gr4" xml:id="id23" draw:id="id23" draw:layer="layout" svg:width="0.501cm" svg:height="0.248cm" draw:transform="rotate (1.5707963267946) translate (6.164cm 10.165cm)">
          <text:p/>
        </draw:rect>
        <draw:rect draw:style-name="gr4" xml:id="id24" draw:id="id24" draw:layer="layout" svg:width="0.501cm" svg:height="0.248cm" draw:transform="rotate (1.5707963267946) translate (10.164cm 10.166cm)">
          <text:p/>
        </draw:rect>
        <draw:connector draw:style-name="gr7" draw:layer="layout" draw:type="line" svg:x1="6.412cm" svg:y1="9.915cm" svg:x2="10.164cm" svg:y2="9.916cm" draw:start-shape="id23" draw:start-glue-point="2" draw:end-shape="id24" draw:end-glue-point="0" svg:d="M6412 9915l3752 1">
          <text:p/>
        </draw:connector>
        <draw:rect draw:style-name="gr4" xml:id="id25" draw:id="id25" draw:layer="layout" svg:width="0.501cm" svg:height="0.248cm" draw:transform="rotate (1.5707963267946) translate (1.364cm 11.865cm)">
          <text:p/>
        </draw:rect>
        <draw:rect draw:style-name="gr4" xml:id="id26" draw:id="id26" draw:layer="layout" svg:width="0.501cm" svg:height="0.248cm" draw:transform="rotate (1.5707963267946) translate (10.164cm 11.866cm)">
          <text:p/>
        </draw:rect>
        <draw:connector draw:style-name="gr7" draw:layer="layout" draw:type="line" svg:x1="1.612cm" svg:y1="11.615cm" svg:x2="10.164cm" svg:y2="11.616cm" draw:start-shape="id25" draw:start-glue-point="2" draw:end-shape="id26" draw:end-glue-point="0" svg:d="M1612 11615l8552 1">
          <text:p/>
        </draw:connector>
        <draw:rect draw:style-name="gr4" xml:id="id27" draw:id="id27" draw:layer="layout" svg:width="0.501cm" svg:height="0.248cm" draw:transform="rotate (1.5707963267946) translate (11.164cm 12.265cm)">
          <text:p/>
        </draw:rect>
        <draw:rect draw:style-name="gr4" xml:id="id28" draw:id="id28" draw:layer="layout" svg:width="0.501cm" svg:height="0.248cm" draw:transform="rotate (1.5707963267946) translate (15.064cm 12.266cm)">
          <text:p/>
        </draw:rect>
        <draw:connector draw:style-name="gr8" draw:layer="layout" draw:type="line" svg:x1="11.412cm" svg:y1="12.015cm" svg:x2="15.064cm" svg:y2="12.016cm" draw:start-shape="id27" draw:start-glue-point="2" draw:end-shape="id28" draw:end-glue-point="0" svg:d="M11412 12015l3652 1">
          <text:p/>
        </draw:connector>
        <draw:rect draw:style-name="gr4" xml:id="id29" draw:id="id29" draw:layer="layout" svg:width="0.501cm" svg:height="0.248cm" draw:transform="rotate (1.5707963267946) translate (1.364cm 12.565cm)">
          <text:p/>
        </draw:rect>
        <draw:rect draw:style-name="gr4" xml:id="id30" draw:id="id30" draw:layer="layout" svg:width="0.501cm" svg:height="0.248cm" draw:transform="rotate (1.5707963267946) translate (10.164cm 12.566cm)">
          <text:p/>
        </draw:rect>
        <draw:connector draw:style-name="gr8" draw:layer="layout" draw:type="line" svg:x1="1.612cm" svg:y1="12.315cm" svg:x2="10.164cm" svg:y2="12.316cm" draw:start-shape="id29" draw:start-glue-point="2" draw:end-shape="id30" draw:end-glue-point="0" svg:d="M1612 12315l8552 1">
          <text:p/>
        </draw:connector>
        <draw:rect draw:style-name="gr4" xml:id="id31" draw:id="id31" draw:layer="layout" svg:width="0.501cm" svg:height="0.248cm" draw:transform="rotate (1.5707963267946) translate (6.164cm 9.465cm)">
          <text:p/>
        </draw:rect>
        <draw:rect draw:style-name="gr4" xml:id="id32" draw:id="id32" draw:layer="layout" svg:width="0.501cm" svg:height="0.248cm" draw:transform="rotate (1.5707963267946) translate (10.164cm 9.466cm)">
          <text:p/>
        </draw:rect>
        <draw:connector draw:style-name="gr8" draw:layer="layout" draw:type="line" svg:x1="6.412cm" svg:y1="9.215cm" svg:x2="10.164cm" svg:y2="9.216cm" draw:start-shape="id31" draw:start-glue-point="2" draw:end-shape="id32" draw:end-glue-point="0" svg:d="M6412 9215l3752 1">
          <text:p/>
        </draw:connector>
        <draw:rect draw:style-name="gr4" xml:id="id34" draw:id="id34" draw:layer="layout" svg:width="0.501cm" svg:height="0.248cm" draw:transform="rotate (1.5707963267946) translate (5.064cm 9.466cm)">
          <text:p/>
        </draw:rect>
        <draw:connector draw:style-name="gr9" draw:layer="layout" draw:type="line" svg:x1="1.712cm" svg:y1="9.215cm" svg:x2="5.064cm" svg:y2="9.216cm" draw:start-shape="id33" draw:start-glue-point="2" draw:end-shape="id34" draw:end-glue-point="0" svg:d="M1712 9215l3352 1">
          <text:p/>
        </draw:connector>
        <draw:rect draw:style-name="gr4" xml:id="id35" draw:id="id35" draw:layer="layout" svg:width="0.501cm" svg:height="0.248cm" draw:transform="rotate (1.5707963267946) translate (11.164cm 9.865cm)">
          <text:p/>
        </draw:rect>
        <draw:rect draw:style-name="gr4" xml:id="id36" draw:id="id36" draw:layer="layout" svg:width="0.501cm" svg:height="0.248cm" draw:transform="rotate (1.5707963267946) translate (15.064cm 9.866cm)">
          <text:p/>
        </draw:rect>
        <draw:connector draw:style-name="gr10" draw:layer="layout" draw:type="line" svg:x1="11.412cm" svg:y1="9.615cm" svg:x2="15.064cm" svg:y2="9.616cm" draw:start-shape="id35" draw:start-glue-point="2" draw:end-shape="id36" draw:end-glue-point="0" svg:d="M11412 9615l3652 1">
          <text:p/>
        </draw:connector>
        <draw:custom-shape draw:style-name="gr11" draw:text-style-name="P4" draw:layer="layout" svg:width="2.8cm" svg:height="0.35cm" svg:x="16.514cm" svg:y="10.113cm">
          <text:p/>
          <draw:enhanced-geometry svg:viewBox="0 0 21600 21600" draw:text-areas="0 ?f0 ?f5 ?f2" draw:type="right-arrow" draw:modifiers="18845.0879007239 5169.230769230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2.75cm" svg:height="0.35cm" svg:x="16.564cm" svg:y="11.213cm">
          <text:p/>
          <draw:enhanced-geometry svg:viewBox="0 0 21600 21600" draw:text-areas="?f5 ?f1 ?f6 ?f3" draw:mirror-horizontal="true" draw:type="left-right-arrow" draw:modifiers="2920.82878953108 5107.6923076923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2" draw:layer="layout" svg:width="1.65cm" svg:height="3.4cm" svg:x="14.914cm" svg:y="9.113cm">
          <text:p>MCC</text:p>
        </draw:rect>
        <draw:rect draw:style-name="gr13" draw:text-style-name="P5" draw:layer="layout" svg:width="0.777cm" svg:height="3.4cm" svg:x="19.238cm" svg:y="9.113cm">
          <text:p text:style-name="P4"><text:span text:style-name="T3">D</text:span></text:p>
          <text:p text:style-name="P4"><text:span text:style-name="T3">D</text:span></text:p>
          <text:p text:style-name="P4"><text:span text:style-name="T3">R</text:span></text:p>
          <text:p text:style-name="P4"><text:span text:style-name="T3">4</text:span></text:p>
        </draw:rect>
        <draw:frame draw:style-name="gr14" draw:text-style-name="P6" draw:layer="layout" svg:width="1.683cm" svg:height="0.445cm" svg:x="2.222cm" svg:y="8.753cm">
          <draw:text-box>
            <text:p text:style-name="P6"><text:span text:style-name="T4">TxP_Axis</text:span></text:p>
          </draw:text-box>
        </draw:frame>
        <draw:frame draw:style-name="gr14" draw:text-style-name="P6" draw:layer="layout" svg:width="1.683cm" svg:height="0.445cm" svg:x="2.222cm" svg:y="9.454cm">
          <draw:text-box>
            <text:p text:style-name="P6"><text:span text:style-name="T4">TxP_Axis</text:span></text:p>
          </draw:text-box>
        </draw:frame>
        <draw:frame draw:style-name="gr15" draw:text-style-name="P6" draw:layer="layout" svg:width="1.493cm" svg:height="0.445cm" svg:x="17.223cm" svg:y="9.754cm">
          <draw:text-box>
            <text:p text:style-name="P6"><text:span text:style-name="T4">poDDR4</text:span></text:p>
          </draw:text-box>
        </draw:frame>
        <draw:frame draw:style-name="gr15" draw:text-style-name="P6" draw:layer="layout" svg:width="1.395cm" svg:height="0.445cm" svg:x="17.224cm" svg:y="10.855cm">
          <draw:text-box>
            <text:p text:style-name="P6"><text:span text:style-name="T4">pioDDR</text:span></text:p>
          </draw:text-box>
        </draw:frame>
        <draw:rect draw:style-name="gr4" xml:id="id21" draw:id="id21" draw:layer="layout" svg:width="0.501cm" svg:height="0.248cm" draw:transform="rotate (1.5707963267946) translate (1.464cm 10.165cm)">
          <text:p/>
        </draw:rect>
        <draw:rect draw:style-name="gr4" xml:id="id33" draw:id="id33" draw:layer="layout" svg:width="0.501cm" svg:height="0.248cm" draw:transform="rotate (1.5707963267946) translate (1.464cm 9.465cm)">
          <text:p/>
        </draw:rect>
        <draw:rect draw:style-name="gr12" draw:layer="layout" svg:width="1.65cm" svg:height="2cm" svg:x="4.964cm" svg:y="8.513cm">
          <text:p>DM0</text:p>
        </draw:rect>
        <draw:rect draw:style-name="gr12" draw:layer="layout" svg:width="1.65cm" svg:height="4.4cm" svg:x="9.914cm" svg:y="8.563cm">
          <text:p>ICT</text:p>
        </draw:rect>
        <draw:frame draw:style-name="gr14" draw:text-style-name="P6" draw:layer="layout" svg:width="1.759cm" svg:height="0.445cm" svg:x="7.323cm" svg:y="8.753cm">
          <draw:text-box>
            <text:p text:style-name="P6"><text:span text:style-name="T4">MP0_Axi4</text:span></text:p>
          </draw:text-box>
        </draw:frame>
        <draw:frame draw:style-name="gr14" draw:text-style-name="P6" draw:layer="layout" svg:width="1.759cm" svg:height="0.445cm" svg:x="7.323cm" svg:y="9.454cm">
          <draw:text-box>
            <text:p text:style-name="P6"><text:span text:style-name="T4">MP0_Axi4</text:span></text:p>
          </draw:text-box>
        </draw:frame>
        <draw:frame draw:style-name="gr14" draw:text-style-name="P6" draw:layer="layout" svg:width="1.759cm" svg:height="0.445cm" svg:x="7.324cm" svg:y="11.153cm">
          <draw:text-box>
            <text:p text:style-name="P6"><text:span text:style-name="T4">MP1_Axi4</text:span></text:p>
          </draw:text-box>
        </draw:frame>
        <draw:frame draw:style-name="gr14" draw:text-style-name="P6" draw:layer="layout" svg:width="1.759cm" svg:height="0.445cm" svg:x="7.324cm" svg:y="11.854cm">
          <draw:text-box>
            <text:p text:style-name="P6"><text:span text:style-name="T4">MP1_Axi4</text:span></text:p>
          </draw:text-box>
        </draw:frame>
        <draw:frame draw:style-name="gr14" draw:text-style-name="P6" draw:layer="layout" svg:width="1.78cm" svg:height="0.445cm" svg:x="12.225cm" svg:y="9.153cm">
          <draw:text-box>
            <text:p text:style-name="P6"><text:span text:style-name="T4">MC1_Axi4</text:span></text:p>
          </draw:text-box>
        </draw:frame>
        <draw:frame draw:style-name="gr14" draw:text-style-name="P6" draw:layer="layout" svg:width="1.78cm" svg:height="0.445cm" svg:x="12.225cm" svg:y="11.554cm">
          <draw:text-box>
            <text:p text:style-name="P6"><text:span text:style-name="T4">MC1_Axi4</text:span></text:p>
          </draw:text-box>
        </draw:frame>
        <draw:rect draw:style-name="gr13" draw:text-style-name="P5" draw:layer="layout" svg:width="0.777cm" svg:height="10.75cm" svg:x="1.023cm" svg:y="2.2cm">
          <text:p text:style-name="P4"><text:span text:style-name="T3">N</text:span></text:p>
          <text:p text:style-name="P4"><text:span text:style-name="T3">T</text:span></text:p>
          <text:p text:style-name="P4"><text:span text:style-name="T3">S</text:span></text:p>
        </draw:rect>
        <draw:rect draw:style-name="gr16" draw:text-style-name="P4" draw:layer="layout" svg:width="19cm" svg:height="12.8cm" svg:x="1cm" svg:y="1cm">
          <text:p/>
        </draw:rect>
        <draw:g>
          <draw:rect draw:style-name="gr17" draw:text-style-name="P7" draw:layer="layout" svg:width="1.55cm" svg:height="1.75cm" svg:x="18.15cm" svg:y="6.65cm">
            <text:p text:style-name="P7"><text:span text:style-name="T5">Legend</text:span><text:span text:style-name="T6">:</text:span></text:p>
            <text:p text:style-name="P8"><text:span text:style-name="T7"><text:s text:c="3"/></text:span><text:span text:style-name="T6"><text:s text:c="3"/></text:span><text:span text:style-name="T8">HDL</text:span><text:span text:style-name="T8"><text:line-break/></text:span><text:span text:style-name="T8"> <text:s text:c="7"/>code</text:span></text:p>
            <text:p text:style-name="P8"><text:span text:style-name="T6"><text:s/></text:span><text:span text:style-name="T8"><text:s text:c="7"/></text:span><text:span text:style-name="T8">Xilinx-IP</text:span><text:span text:style-name="T8"><text:line-break/></text:span><text:span text:style-name="T8"> <text:s text:c="7"/>cores</text:span></text:p>
            <text:p text:style-name="P8"><text:span text:style-name="T6"/></text:p>
            <text:p text:style-name="P8"><text:span text:style-name="T6"><text:s text:c="2"/></text:span></text:p>
          </draw:rect>
          <draw:rect draw:style-name="gr18" draw:layer="layout" svg:width="0.211cm" svg:height="0.425cm" svg:x="18.337cm" svg:y="7.225cm">
            <text:p/>
          </draw:rect>
          <draw:rect draw:style-name="gr19" draw:layer="layout" svg:width="0.213cm" svg:height="0.428cm" svg:x="18.337cm" svg:y="7.822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4DT11H17M44S</meta:editing-duration>
    <meta:editing-cycles>170</meta:editing-cycles>
    <meta:generator>OpenOffice/4.1.6$Unix OpenOffice.org_project/416m1$Build-9790</meta:generator>
    <dc:date>2021-10-28T16:15:23</dc:date>
    <dc:creator>Francois Abel</dc:creator>
    <meta:printed-by>Francois Abel</meta:printed-by>
    <meta:print-date>2018-01-29T17:34:31.89</meta:print-date>
    <meta:document-statistic meta:object-count="100"/>
  </office:meta>
</office:document-meta>
</file>